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92756" officeooo:paragraph-rsid="0009275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tilisateur</text:p>
      <text:p text:style-name="P1"><text:tab/>idUtilisateur</text:p>
      <text:p text:style-name="P1"><text:tab/>dateInscription</text:p>
      <text:p text:style-name="P1"><text:tab/>dateSuppression</text:p>
      <text:p text:style-name="P1"><text:tab/>email</text:p>
      <text:p text:style-name="P1"><text:tab/>pseudo</text:p>
      <text:p text:style-name="P1"><text:tab/>motDePasse</text:p>
      <text:p text:style-name="P1"/>
      <text:p text:style-name="P1">RoleUtilisateur</text:p>
      <text:p text:style-name="P1"><text:tab/>idRoleUtilisateur</text:p>
      <text:p text:style-name="P1"><text:tab/>titre</text:p>
      <text:p text:style-name="P1"/>
      <text:p text:style-name="P1">EtatUtilisateur</text:p>
      <text:p text:style-name="P1"><text:tab/>idEtatUtilisateur</text:p>
      <text:p text:style-name="P1"><text:tab/>etatUtilisateur (non verifié / validé / desactivé / supprimé)</text:p>
      <text:p text:style-name="P1"/>
      <text:p text:style-name="P1"/>
      <text:p text:style-name="P1">Idee</text:p>
      <text:p text:style-name="P1"><text:tab/>idIdee</text:p>
      <text:p text:style-name="P1"><text:tab/>titre</text:p>
      <text:p text:style-name="P1"><text:tab/>description</text:p>
      <text:p text:style-name="P1"><text:tab/>dateCreation</text:p>
      <text:p text:style-name="P1"><text:tab/>estDesactivee (bool)</text:p>
      <text:p text:style-name="P1"><text:tab/>nombreTops</text:p>
      <text:p text:style-name="P1"><text:tab/>nombresFlops</text:p>
      <text:p text:style-name="P1"><text:tab/>urlImage</text:p>
      <text:p text:style-name="P1"/>
      <text:p text:style-name="P1">AlerteIdee</text:p>
      <text:p text:style-name="P1"><text:tab/>idAlerte</text:p>
      <text:p text:style-name="P1"><text:tab/>idIdee</text:p>
      <text:p text:style-name="P1"><text:tab/>raison</text:p>
      <text:p text:style-name="P1"><text:tab/>dateAlerte</text:p>
      <text:p text:style-name="P1"/>
      <text:p text:style-name="P1"/>
      <text:p text:style-name="P1">Commentaire</text:p>
      <text:p text:style-name="P1"><text:tab/>idCommentaire</text:p>
      <text:p text:style-name="P1"><text:tab/>idIdee</text:p>
      <text:p text:style-name="P1"><text:tab/>idUtilisateur</text:p>
      <text:p text:style-name="P1"><text:tab/>dateCommentaire</text:p>
      <text:p text:style-name="P1"><text:tab/>estDesactive (bool)</text:p>
      <text:p text:style-name="P1"><text:tab/>description</text:p>
      <text:p text:style-name="P1"><text:tab/></text:p>
      <text:p text:style-name="P1"/>
      <text:p text:style-name="P1">AlerteCommentaire</text:p>
      <text:p text:style-name="P1"><text:tab/>idAlerte</text:p>
      <text:p text:style-name="P1"><text:tab/>idCommentaire</text:p>
      <text:p text:style-name="P1"><text:tab/>idUtilisateur</text:p>
      <text:p text:style-name="P1"><text:tab/>raison</text:p>
      <text:p text:style-name="P1"><text:tab/>dateAlerte</text:p>
      <text:p text:style-name="P1"><text:tab/></text:p>
      <text:p text:style-name="P1"><text:tab/></text:p>
      <text:p text:style-name="P1"/>
      <text:p text:style-name="P1"><text:soft-page-break/></text:p>
      <text:p text:style-name="P1">Vote</text:p>
      <text:p text:style-name="P1"><text:tab/>idVote</text:p>
      <text:p text:style-name="P1"><text:tab/>idIdee</text:p>
      <text:p text:style-name="P1"><text:tab/>estTop (bool)</text:p>
      <text:p text:style-name="P1"><text:tab/>idUtilisateur</text:p>
      <text:p text:style-name="P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5T16:37:18.597000000</meta:creation-date>
    <dc:date>2016-05-25T16:52:32.889000000</dc:date>
    <meta:editing-duration>PT4S</meta:editing-duration>
    <meta:editing-cycles>1</meta:editing-cycles>
    <meta:document-statistic meta:table-count="0" meta:image-count="0" meta:object-count="0" meta:page-count="2" meta:paragraph-count="49" meta:word-count="56" meta:character-count="571" meta:non-whitespace-character-count="519"/>
    <meta:generator>LibreOffice/5.0.5.2$Windows_x86 LibreOffice_project/55b006a02d247b5f7215fc6ea0fde844b30035b3</meta:generator>
  </office:meta>
</office:document-meta>
</file>